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7.761cm" style:rel-column-width="4400*"/>
    </style:style>
    <style:style style:name="Tabel1.B" style:family="table-column">
      <style:table-column-properties style:column-width="1.469cm" style:rel-column-width="833*"/>
    </style:style>
    <style:style style:name="Tabel1.C" style:family="table-column">
      <style:table-column-properties style:column-width="7.77cm" style:rel-column-width="4405*"/>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data-style-name="N0">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7.761cm" style:rel-column-width="4400*"/>
    </style:style>
    <style:style style:name="Tabel2.B" style:family="table-column">
      <style:table-column-properties style:column-width="1.499cm" style:rel-column-width="850*"/>
    </style:style>
    <style:style style:name="Tabel2.C" style:family="table-column">
      <style:table-column-properties style:column-width="7.74cm" style:rel-column-width="4388*"/>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data-style-name="N0">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fo:font-size="12pt" style:font-size-asian="12pt" style:font-size-complex="12pt"/>
    </style:style>
    <style:style style:name="P2"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text-properties style:font-name="Arial" fo:font-style="normal" fo:font-weight="normal" style:font-style-asian="normal" style:font-weight-asian="normal" style:font-style-complex="normal" style:font-weight-complex="normal"/>
    </style:style>
    <style:style style:name="P4" style:family="paragraph" style:parent-style-name="Heading_20_2">
      <style:text-properties fo:font-style="normal" fo:font-weight="normal" style:font-style-asian="normal" style:font-weight-asian="normal" style:font-style-complex="normal" style:font-weight-complex="normal"/>
    </style:style>
    <style:style style:name="P5" style:family="paragraph" style:parent-style-name="Table_20_Contents">
      <style:text-properties style:font-name="Arial" fo:font-size="12pt" style:font-size-asian="12pt" style:font-size-complex="12pt"/>
    </style:style>
    <style:style style:name="P6" style:family="paragraph" style:parent-style-name="Table_20_Contents">
      <style:text-properties style:font-name="Arial" fo:font-size="10pt" style:font-size-asian="10pt" style:font-size-complex="10pt"/>
    </style:style>
    <style:style style:name="P7" style:family="paragraph" style:parent-style-name="Table_20_Contents">
      <style:text-properties style:font-name="Arial" fo:font-style="normal" fo:font-weight="normal" style:font-style-asian="normal" style:font-weight-asian="normal" style:font-style-complex="normal" style:font-weight-complex="normal"/>
    </style:style>
    <style:style style:name="P8" style:family="paragraph" style:parent-style-name="Table_20_Contents">
      <style:text-properties fo:font-style="normal" fo:font-weight="normal" style:font-style-asian="normal" style:font-weight-asian="normal" style:font-style-complex="normal" style:font-weight-complex="normal"/>
    </style:style>
    <style:style style:name="P9" style:family="paragraph" style:parent-style-name="Heading_20_1">
      <style:text-properties fo:font-weight="normal" style:font-weight-asian="normal" style:font-weight-complex="normal"/>
    </style:style>
    <style:style style:name="P10" style:family="paragraph" style:parent-style-name="Heading_20_3">
      <style:text-properties fo:font-size="13pt" style:font-size-asian="13pt" style:font-size-complex="13pt"/>
    </style:style>
    <style:style style:name="P11" style:family="paragraph" style:parent-style-name="Text_20_body">
      <style:text-properties style:font-name="Arial"/>
    </style:style>
    <style:style style:name="P12" style:family="paragraph" style:parent-style-name="Text_20_body">
      <style:text-properties style:font-name="Arial" fo:font-size="12pt" style:font-size-asian="12pt" style:font-size-complex="12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ize="13pt"/>
    </style:style>
    <style:style style:name="T3" style:family="text">
      <style:text-properties style:font-size-asian="13pt"/>
    </style:style>
    <style:style style:name="T4" style:family="text">
      <style:text-properties style:font-size-complex="13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7. Implementering</text:h>
      <text:p text:style-name="P1">I det følgende kapitel bliver der givet forklaringer på nogle af de beslutninger og udfordringer, som har fundet sted i selve programmeringsdelen af dette projekt. Først beskrives processen, som har fundet sted i forbindelse med at komme fra design til implementering. Efterfølgende bliver der givet en forklaring på brug af Singleton princippet, mere præcist hvorfor og hvordan det virker i forbindelse med dette projekt. Derefter bliver der givet en beskrivelse af nogle af de udfordringer der er opstået undervejs, samt hvilke beslutninger de har medført og indflydelsen de har haft på udformningen af programmet. Til sidst bliver der udført en detaljeret unittest.</text:p>
      <text:h text:style-name="P4" text:outline-level="2">7.1 Design til implementering</text:h>
      <text:p text:style-name="P2">Den generelle retningslinje for fremgangsmåden har været at, oversætte direkte fra vores designklassediagram til selve kodedelen. Dog skal det her nævnes at selve koden, og udformningen af denne, hele tiden har været en medspiller i hvordan designklassediagrammet er kommet til at se ud. Dette er noget som har fundet sted automatisk, og har både været en fordel og en ulempe. Fordelen ligger i at der ikke er blevet designet noget, som gruppen har været ude af stand til at programmere, mens ulempen er at udformningen af designet muligvis har været begrænset netop af samme grund. </text:p>
      <text:h text:style-name="P4" text:outline-level="2">7.2 Singleton</text:h>
      <text:p text:style-name="P3">Formålet med Singleton princippet er at sikre at der kun kan instantieres et objekt af en given klasse. Dette kan med fordel benyttes i forbindelse med personkartoteker, eller samlinger af den ene eller anden art. </text:p>
      <text:p text:style-name="P3">Dette princip bliver benyttet både i modellaget og i controllerlaget i projektet, og sikre derfor at der kun findes et objekt af klasserne AddressBook og DvdCollection, samt et objekt af hver controllerklasse. Princippet sørger derfor for at når der er flere controllerklasser som har adressebogen eller dvd-samligen med som instansvariabel, så er det den samme adressebog begge steder, og ikke to forskellige instanser. </text:p>
      <text:h text:style-name="P4" text:outline-level="2">7.3 Udfordringer</text:h>
      <text:p text:style-name="P3">Som nævnt i 7.1 så har gruppen forsøgt at udarbejde designet med selve programmeringen i baghovedet. Dog er der steder hvor designbeslutningerne ikke har været velovervejet og derfor har resulteret i senere ændringer af hele koden samt designdiagrammerne. Et eksempel på dette er omkring ArrayList kontra HashMap. Indledningsvis var både adressebogen, dvd-samlingen samt kopier af de forskellige dvd'er gemt i ArrayLists, men denne beslutning virkede ikke hensigtsmæssig da alle førnævnte objekter indeholder et unikt ID. Derfor besluttede vi at ændre formen til HashMap, så dette unikke ID fungerer som nøgle til værdien, som så er objektet. Resultatet af denne beslutningen var ændringer igennem mange metoder, og klasser som ellers fungerede, samt ændringer igennem mange diagrammer i designdelen.</text:p>
      <text:h text:style-name="P4" text:outline-level="2">7.4 Unittest</text:h>
      <text:p text:style-name="P11"><text:span text:style-name="T1">Tests er en stor del af selve implementeringen, og i dette afsnit bliver der gået i dybden med unittest på at oprette en lån i programmet. Denne form for unittesting vil, under normale omstændigheder, blive udarbejdet for samtlige klasser og metoder, men dette har ikke været muligt på grund af den begrænsede projektperiode. Unittesten er udarbejdet på </text:span><text:soft-page-break/><text:span text:style-name="T1">baggrund af use casen Loan DVD, og vil i sidste ende resultere i at der er taget højde for samtlige input i forbindelse med denne operation.</text:span></text:p>
      <text:h text:style-name="P10" text:outline-level="3"><text:span text:style-name="T1">7.4.1 Beskrivelse af test</text:span></text:h>
      <text:p text:style-name="P1"><text:span text:style-name="T1">Som nævnt ovenfor, så bliver use casen Loan DVD benyttet her for at finde frem til de metoder som kræver input i forbindelse med oprettelsen af et lån. Disse metoder skal derefter testes med alle tænkelige inputs, heriblandt grænseværdier, positive- og negative tal, referencer til objekter der findes og ikke findes og så videre. Metoderne og de input som skal testes er indsat i skemaet nedenfor.</text:span></text:p>
      <text:p text:style-name="P1"><text:span text:style-name="T1"/></text:p>
      <table:table table:name="Tabel1" table:style-name="Tabel1">
        <table:table-column table:style-name="Tabel1.A"/>
        <table:table-column table:style-name="Tabel1.B"/>
        <table:table-column table:style-name="Tabel1.C"/>
        <table:table-row>
          <table:table-cell table:style-name="Tabel1.A1" office:value-type="string">
            <text:p text:style-name="P6">Loan DVD </text:p>
          </table:table-cell>
          <table:table-cell table:style-name="Tabel1.A1" office:value-type="string">
            <text:p text:style-name="P6">Input</text:p>
          </table:table-cell>
          <table:table-cell table:style-name="Tabel1.C1" office:value-type="string">
            <text:p text:style-name="P6"><text:span text:style-name="T1">Forventet output</text:span></text:p>
          </table:table-cell>
        </table:table-row>
        <table:table-row>
          <table:table-cell table:style-name="Tabel1.A2" office:value-type="string">
            <text:p text:style-name="P6">2. Personens ID indtastes i systemet</text:p>
          </table:table-cell>
          <table:table-cell table:style-name="Tabel1.B2" office:value-type="float" office:value="-1">
            <text:p text:style-name="P6">-1</text:p>
          </table:table-cell>
          <table:table-cell table:style-name="Tabel1.C2" office:value-type="string">
            <text:p text:style-name="P6">Fejl, findes ikke negativ ID</text:p>
          </table:table-cell>
        </table:table-row>
        <table:table-row>
          <table:table-cell table:style-name="Tabel1.A2" office:value-type="string">
            <text:p text:style-name="P5">-</text:p>
          </table:table-cell>
          <table:table-cell table:style-name="Tabel1.B2" office:value-type="float" office:value="1">
            <text:p text:style-name="P6">1</text:p>
          </table:table-cell>
          <table:table-cell table:style-name="Tabel1.C2" office:value-type="string">
            <text:p text:style-name="P6">Objekt af Person ID 1: John Hans</text:p>
          </table:table-cell>
        </table:table-row>
        <table:table-row>
          <table:table-cell table:style-name="Tabel1.A2" office:value-type="string">
            <text:p text:style-name="P6">-</text:p>
          </table:table-cell>
          <table:table-cell table:style-name="Tabel1.B2" office:value-type="float" office:value="50">
            <text:p text:style-name="P6">50</text:p>
          </table:table-cell>
          <table:table-cell table:style-name="Tabel1.C2" office:value-type="string">
            <text:p text:style-name="P6">Fejl, findes ingen objekt med ID 50</text:p>
          </table:table-cell>
        </table:table-row>
        <table:table-row>
          <table:table-cell table:style-name="Tabel1.A2" office:value-type="string">
            <text:p text:style-name="P6">-</text:p>
          </table:table-cell>
          <table:table-cell table:style-name="Tabel1.A2" office:value-type="string">
            <text:p text:style-name="P6">h</text:p>
          </table:table-cell>
          <table:table-cell table:style-name="Tabel1.C2" office:value-type="string">
            <text:p text:style-name="P6">Skriver ”Indtast et nummer”</text:p>
          </table:table-cell>
        </table:table-row>
        <table:table-row>
          <table:table-cell table:style-name="Tabel1.A2" office:value-type="string">
            <text:p text:style-name="P6">4. Der angives hvilken DVD der ønskes lånt</text:p>
          </table:table-cell>
          <table:table-cell table:style-name="Tabel1.B2" office:value-type="float" office:value="-1">
            <text:p text:style-name="P6">-1</text:p>
          </table:table-cell>
          <table:table-cell table:style-name="Tabel1.C2" office:value-type="string">
            <text:p text:style-name="P6">Melder fejl, lån bliver ikke orpettet</text:p>
          </table:table-cell>
        </table:table-row>
        <table:table-row>
          <table:table-cell table:style-name="Tabel1.A2" office:value-type="string">
            <text:p text:style-name="P6">-</text:p>
          </table:table-cell>
          <table:table-cell table:style-name="Tabel1.B2" office:value-type="float" office:value="1">
            <text:p text:style-name="P6">1</text:p>
          </table:table-cell>
          <table:table-cell table:style-name="Tabel1.C2" office:value-type="string">
            <text:p text:style-name="P6">Objekt af Dvd ID 1: Die hard</text:p>
          </table:table-cell>
        </table:table-row>
        <table:table-row>
          <table:table-cell table:style-name="Tabel1.A2" office:value-type="string">
            <text:p text:style-name="P6">-</text:p>
          </table:table-cell>
          <table:table-cell table:style-name="Tabel1.B2" office:value-type="float" office:value="50">
            <text:p text:style-name="P6">50</text:p>
          </table:table-cell>
          <table:table-cell table:style-name="Tabel1.C2" office:value-type="string">
            <text:p text:style-name="P6">Melder fejl, lån bliver ikke orpettet</text:p>
          </table:table-cell>
        </table:table-row>
        <table:table-row>
          <table:table-cell table:style-name="Tabel1.A2" office:value-type="string">
            <text:p text:style-name="P6">-</text:p>
          </table:table-cell>
          <table:table-cell table:style-name="Tabel1.A2" office:value-type="string">
            <text:p text:style-name="P6">h</text:p>
          </table:table-cell>
          <table:table-cell table:style-name="Tabel1.C2" office:value-type="string">
            <text:p text:style-name="P6">Fejl, forventer en int</text:p>
          </table:table-cell>
        </table:table-row>
        <table:table-row>
          <table:table-cell table:style-name="Tabel1.A2" office:value-type="string">
            <text:p text:style-name="P6">x. Angiv hvilken copy der ønskes</text:p>
          </table:table-cell>
          <table:table-cell table:style-name="Tabel1.B2" office:value-type="float" office:value="-1">
            <text:p text:style-name="P6">-1</text:p>
          </table:table-cell>
          <table:table-cell table:style-name="Tabel1.C2" office:value-type="string">
            <text:p text:style-name="P6">Fejl, findes ikke negativ serialNo</text:p>
          </table:table-cell>
        </table:table-row>
        <table:table-row>
          <table:table-cell table:style-name="Tabel1.A2" office:value-type="string">
            <text:p text:style-name="P6">-</text:p>
          </table:table-cell>
          <table:table-cell table:style-name="Tabel1.B2" office:value-type="float" office:value="1">
            <text:p text:style-name="P6">1</text:p>
          </table:table-cell>
          <table:table-cell table:style-name="Tabel1.C2" office:value-type="string">
            <text:p text:style-name="P6">Objekt af Copy serialNo 1</text:p>
          </table:table-cell>
        </table:table-row>
        <table:table-row>
          <table:table-cell table:style-name="Tabel1.A2" office:value-type="string">
            <text:p text:style-name="P6">-</text:p>
          </table:table-cell>
          <table:table-cell table:style-name="Tabel1.B2" office:value-type="float" office:value="50">
            <text:p text:style-name="P6">50</text:p>
          </table:table-cell>
          <table:table-cell table:style-name="Tabel1.C2" office:value-type="string">
            <text:p text:style-name="P6">Fejl, findes ingen objekt med serialNo 50</text:p>
          </table:table-cell>
        </table:table-row>
        <table:table-row>
          <table:table-cell table:style-name="Tabel1.A2" office:value-type="string">
            <text:p text:style-name="P6">-</text:p>
          </table:table-cell>
          <table:table-cell table:style-name="Tabel1.A2" office:value-type="string">
            <text:p text:style-name="P6">h</text:p>
          </table:table-cell>
          <table:table-cell table:style-name="Tabel1.C2" office:value-type="string">
            <text:p text:style-name="P6">Fejl, forventer en int</text:p>
          </table:table-cell>
        </table:table-row>
      </table:table>
      <text:p text:style-name="P8"/>
      <text:p text:style-name="P7">Efter udarbejdelsen af ovenstående diagram, så testet programmet med de forskellige input ved de forskellige metoder. Det faktiske output noteres ned, og bruges til sammenligning med de forventede output.</text:p>
      <text:p text:style-name="P7"/>
      <text:p text:style-name="P7"/>
      <table:table table:name="Tabel2" table:style-name="Tabel2">
        <table:table-column table:style-name="Tabel2.A"/>
        <table:table-column table:style-name="Tabel2.B"/>
        <table:table-column table:style-name="Tabel2.C"/>
        <table:table-row>
          <table:table-cell table:style-name="Tabel2.A1" office:value-type="string">
            <text:p text:style-name="P6">Loan DVD </text:p>
          </table:table-cell>
          <table:table-cell table:style-name="Tabel2.A1" office:value-type="string">
            <text:p text:style-name="P6">Input</text:p>
          </table:table-cell>
          <table:table-cell table:style-name="Tabel2.C1" office:value-type="string">
            <text:p text:style-name="P6">Faktiske output</text:p>
          </table:table-cell>
        </table:table-row>
        <table:table-row>
          <table:table-cell table:style-name="Tabel2.A2" office:value-type="string">
            <text:p text:style-name="P6">2. Personens ID indtastes i systemet</text:p>
          </table:table-cell>
          <table:table-cell table:style-name="Tabel2.B2" office:value-type="float" office:value="-1">
            <text:p text:style-name="P6">-1</text:p>
          </table:table-cell>
          <table:table-cell table:style-name="Tabel2.C2" office:value-type="string">
            <text:p text:style-name="P6">Ingen fejl, opretter lån men Person er null</text:p>
          </table:table-cell>
        </table:table-row>
        <table:table-row>
          <table:table-cell table:style-name="Tabel2.A2" office:value-type="string">
            <text:p text:style-name="P6">-</text:p>
          </table:table-cell>
          <table:table-cell table:style-name="Tabel2.B2" office:value-type="float" office:value="1">
            <text:p text:style-name="P6">1</text:p>
          </table:table-cell>
          <table:table-cell table:style-name="Tabel2.C2" office:value-type="string">
            <text:p text:style-name="P6">Objekt af Person 1: John Hans</text:p>
          </table:table-cell>
        </table:table-row>
        <table:table-row>
          <table:table-cell table:style-name="Tabel2.A2" office:value-type="string">
            <text:p text:style-name="P6">-</text:p>
          </table:table-cell>
          <table:table-cell table:style-name="Tabel2.B2" office:value-type="float" office:value="50">
            <text:p text:style-name="P6">50</text:p>
          </table:table-cell>
          <table:table-cell table:style-name="Tabel2.C2" office:value-type="string">
            <text:p text:style-name="P6">Ingen fejl, opretter lån men Person er null</text:p>
          </table:table-cell>
        </table:table-row>
        <table:table-row>
          <table:table-cell table:style-name="Tabel2.A2" office:value-type="string">
            <text:p text:style-name="P6">-</text:p>
          </table:table-cell>
          <table:table-cell table:style-name="Tabel2.A2" office:value-type="string">
            <text:p text:style-name="P6">h</text:p>
          </table:table-cell>
          <table:table-cell table:style-name="Tabel2.C2" office:value-type="string">
            <text:p text:style-name="P6">Skriver ”Indtast et nummer”</text:p>
          </table:table-cell>
        </table:table-row>
        <table:table-row>
          <table:table-cell table:style-name="Tabel2.A2" office:value-type="string">
            <text:p text:style-name="P6">4. Der angives hvilken DVD der ønskes lånt</text:p>
          </table:table-cell>
          <table:table-cell table:style-name="Tabel2.B2" office:value-type="float" office:value="-1">
            <text:p text:style-name="P6">-1</text:p>
          </table:table-cell>
          <table:table-cell table:style-name="Tabel2.C2" office:value-type="string">
            <text:p text:style-name="P6">Melder fejl, lån bliver ikke orpettet</text:p>
          </table:table-cell>
        </table:table-row>
        <table:table-row>
          <table:table-cell table:style-name="Tabel2.A2" office:value-type="string">
            <text:p text:style-name="P6">-</text:p>
          </table:table-cell>
          <table:table-cell table:style-name="Tabel2.B2" office:value-type="float" office:value="1">
            <text:p text:style-name="P6">1</text:p>
          </table:table-cell>
          <table:table-cell table:style-name="Tabel2.C2" office:value-type="string">
            <text:p text:style-name="P6">Objekt af Dvd ID 1: Die hard</text:p>
          </table:table-cell>
        </table:table-row>
        <table:table-row>
          <table:table-cell table:style-name="Tabel2.A2" office:value-type="string">
            <text:p text:style-name="P6">-</text:p>
          </table:table-cell>
          <table:table-cell table:style-name="Tabel2.B2" office:value-type="float" office:value="50">
            <text:p text:style-name="P6">50</text:p>
          </table:table-cell>
          <table:table-cell table:style-name="Tabel2.C2" office:value-type="string">
            <text:p text:style-name="P6">Melder fejl, lån bliver ikke orpettet</text:p>
          </table:table-cell>
        </table:table-row>
        <table:table-row>
          <table:table-cell table:style-name="Tabel2.A2" office:value-type="string">
            <text:p text:style-name="P6">-</text:p>
          </table:table-cell>
          <table:table-cell table:style-name="Tabel2.A2" office:value-type="string">
            <text:p text:style-name="P6">h</text:p>
          </table:table-cell>
          <table:table-cell table:style-name="Tabel2.C2" office:value-type="string">
            <text:p text:style-name="P6">Fejl, forventer en int</text:p>
          </table:table-cell>
        </table:table-row>
        <table:table-row>
          <table:table-cell table:style-name="Tabel2.A2" office:value-type="string">
            <text:p text:style-name="P6">x. Angiv hvilken copy der ønskes</text:p>
          </table:table-cell>
          <table:table-cell table:style-name="Tabel2.B2" office:value-type="float" office:value="-1">
            <text:p text:style-name="P6">-1</text:p>
          </table:table-cell>
          <table:table-cell table:style-name="Tabel2.C2" office:value-type="string">
            <text:p text:style-name="P6">Ingen fejl, opretter lån men Copy er null</text:p>
          </table:table-cell>
        </table:table-row>
        <table:table-row>
          <table:table-cell table:style-name="Tabel2.A2" office:value-type="string">
            <text:p text:style-name="P6">-</text:p>
          </table:table-cell>
          <table:table-cell table:style-name="Tabel2.B2" office:value-type="float" office:value="1">
            <text:p text:style-name="P6">1</text:p>
          </table:table-cell>
          <table:table-cell table:style-name="Tabel2.C2" office:value-type="string">
            <text:p text:style-name="P6">Objekt af Copy serialNo 1</text:p>
          </table:table-cell>
        </table:table-row>
        <table:table-row>
          <table:table-cell table:style-name="Tabel2.A2" office:value-type="string">
            <text:p text:style-name="P6">-</text:p>
          </table:table-cell>
          <table:table-cell table:style-name="Tabel2.B2" office:value-type="float" office:value="50">
            <text:p text:style-name="P6">50</text:p>
          </table:table-cell>
          <table:table-cell table:style-name="Tabel2.C2" office:value-type="string">
            <text:p text:style-name="P6">Ingen fejl, opretter lån men Copy er null</text:p>
          </table:table-cell>
        </table:table-row>
        <table:table-row>
          <table:table-cell table:style-name="Tabel2.A2" office:value-type="string">
            <text:p text:style-name="P6">-</text:p>
          </table:table-cell>
          <table:table-cell table:style-name="Tabel2.A2" office:value-type="string">
            <text:p text:style-name="P6">h</text:p>
          </table:table-cell>
          <table:table-cell table:style-name="Tabel2.C2" office:value-type="string">
            <text:p text:style-name="P6">Fejl, forventer en int</text:p>
          </table:table-cell>
        </table:table-row>
      </table:table>
      <text:p text:style-name="P7"/>
      <text:p text:style-name="P7">Efter sammenligningen mellem de forventede output og de faktiske output kan det <text:soft-page-break/>konkluderes at der er steder hvor de to stemmer overens, mens der er andre steder hvor det faktiske output er helt anderledes end forventningen. Resultaterne af testen benyttes så til at ændre programmet til at kunne overkomme de fejl som testen påpeger. De steder hvor det forventede output og det faktiske output begge ender med fejl, bør koden redigeres til fejlen ikke længere opstår, og de steder hvor fejler kommer som en overraskelse bør fejlen findes og fjernes. Efter diverse ændringer køres endnu en test indtil resultaterne er som ønsket.</text:p>
      <text:p text:style-name="P7">Ud fra vores test, er det mest overraskende resultat at der ikke kommer en fejl når der forsøges at låne ud til en person med ID -1 og ID 50 som ikke findes. Her opretter programmet et Loan men hvor person er null. Det samme sker med Copy serialNo -1 og 50. Her skal koden ændres til at lave et tjek på om der rent faktisk eksisterer objekter af typen person og copy, med det indtastede ID og eller serial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4T08:58:35.40</meta:creation-date>
    <dc:date>2011-04-14T14:29:32.77</dc:date>
    <meta:editing-duration>PT3H19M30S</meta:editing-duration>
    <meta:editing-cycles>5</meta:editing-cycles>
    <meta:generator>OpenOffice.org/3.3$Win32 OpenOffice.org_project/330m20$Build-9567</meta:generator>
    <meta:document-statistic meta:table-count="2" meta:image-count="0" meta:object-count="0" meta:page-count="3" meta:paragraph-count="94" meta:word-count="1023" meta:character-count="6027"/>
  </office:meta>
</office:document-meta>
</file>